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Noto Sans" svg:font-family="'Noto Sans'" style:font-family-generic="swiss"/>
    <style:font-face style:name="Noto Sans CJK TC Regular" svg:font-family="'Noto Sans CJK TC Regular'" style:font-family-generic="swiss"/>
    <style:font-face style:name="Noto Sans Hebrew" svg:font-family="'Noto Sans Hebrew'" style:font-family-generic="swiss"/>
    <style:font-face style:name="ＭＳ 明朝" svg:font-family="'ＭＳ 明朝'" style:font-family-generic="swiss"/>
  </office:font-face-decls>
  <office:automatic-styles>
    <style:style style:name="P1" style:family="paragraph" style:parent-style-name="Standard">
      <style:paragraph-properties fo:margin-top="0mm" fo:margin-bottom="0mm" style:contextual-spacing="false"/>
    </style:style>
    <style:style style:name="P2" style:family="paragraph">
      <style:paragraph-properties fo:margin-left="0mm" fo:margin-right="0mm" fo:margin-top="0mm" fo:margin-bottom="0mm" fo:line-height="115%" fo:text-align="center" fo:text-indent="0m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c0504d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ＭＳ 明朝" style:font-size-asian="12pt" style:language-asian="ja" style:country-asian="JP" style:font-style-asian="normal" style:font-weight-asian="bold" style:font-name-complex="Arial" style:font-size-complex="12pt" style:language-complex="ar" style:country-complex="SA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>
        <loext:char-color-theme-reference loext:type="accent2"/>
      </style:text-properties>
    </style:style>
    <style:style style:name="P3" style:family="paragraph">
      <loext:graphic-properties draw:fill="solid" draw:fill-color="#77933c" draw:opacity-name="Transparency_20_1"/>
      <style:paragraph-properties fo:margin-left="0mm" fo:margin-right="0mm" fo:margin-top="0mm" fo:margin-bottom="0mm" fo:line-height="115%" fo:text-align="center" fo:text-indent="0m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c0504d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ＭＳ 明朝" style:font-size-asian="12pt" style:language-asian="ja" style:country-asian="JP" style:font-style-asian="normal" style:font-weight-asian="bold" style:font-name-complex="Arial" style:font-size-complex="12pt" style:language-complex="ar" style:country-complex="SA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>
        <loext:char-color-theme-reference loext:type="accent2"/>
      </style:text-properties>
    </style:style>
    <style:style style:name="T1" style:family="text">
      <style:text-properties fo:font-variant="normal" fo:text-transform="none" fo:color="#c0504d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ＭＳ 明朝" style:font-size-asian="12pt" style:language-asian="ja" style:country-asian="JP" style:font-style-asian="normal" style:font-weight-asian="bold" style:font-name-complex="Arial" style:font-size-complex="12pt" style:language-complex="ar" style:country-complex="SA" style:font-style-complex="normal" style:font-weight-complex="normal" style:text-emphasize="none" style:text-scale="100%" style:font-relief="none" style:text-overline-style="none" style:text-overline-color="font-color">
        <loext:char-color-theme-reference loext:type="accent2"/>
      </style:text-properties>
    </style:style>
    <style:style style:name="gr1" style:family="graphic">
      <style:graphic-properties draw:stroke="none" svg:stroke-width="0.32mm" draw:stroke-linejoin="round" svg:stroke-linecap="butt" draw:fill="solid" draw:fill-color="#77933c" loext:fill-use-slide-background="false" draw:opacity-name="Transparency_20_1" draw:textarea-horizontal-align="center" draw:textarea-vertical-align="top" draw:auto-grow-height="false" draw:auto-grow-width="false" fo:min-height="30.34mm" fo:min-width="87.15mm" fo:padding-top="1.27mm" fo:padding-bottom="1.27mm" fo:padding-left="2.54mm" fo:padding-right="2.54mm" fo:wrap-option="wrap" style:writing-mode="lr-tb" fo:margin-left="0mm" fo:margin-right="0mm" fo:margin-top="0mm" fo:margin-bottom="0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fill-color-theme-reference loext:type="accent3">
          <loext:transformation loext:type="lummod" loext:value="7500"/>
        </loext:fill-color-theme-reference>
      </style:graphic-properties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char" draw:z-index="0" draw:name="Text Box 1" draw:style-name="gr1" draw:text-style-name="P3" svg:width="92.22mm" svg:height="32.87mm" svg:x="23.58mm" svg:y="22.21mm">
     <text:p text:style-name="P2"><text:span text:style-name="T1">Happy Birthday</text:span></text:p>
     <draw:enhanced-geometry draw:mirror-horizontal="false" draw:mirror-vertical="false" svg:viewBox="0 0 21600 21600" draw:text-areas="0 0 21600 21600" draw:text-path="true" draw:text-path-mode="path" draw:text-path-scale="path" draw:type="fontwork-curve-up" draw:modifiers="12169.008" draw:enhanced-path="M 0 ?f0 C 4900 ?f1 11640 ?f2 21600 0 N M 0 ?f4 C 3700 21600 8500 21600 10100 21600 14110 21600 15910 21600 21600 ?f4 N">
      <draw:equation draw:name="f0" draw:formula="$0 "/>
      <draw:equation draw:name="f1" draw:formula="14250*?f0 /12170"/>
      <draw:equation draw:name="f2" draw:formula="12800*?f0 /12170"/>
      <draw:equation draw:name="f3" draw:formula="6380*?f0 /12170"/>
      <draw:equation draw:name="f4" draw:formula="21600-?f3 "/>
      <draw:handle draw:handle-position="left $0" draw:handle-range-y-minimum="0" draw:handle-range-y-maximum="12170"/>
     </draw:enhanced-geometry>
    </draw:custom-shap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Noto Sans" svg:font-family="'Noto Sans'" style:font-family-generic="swiss"/>
    <style:font-face style:name="Noto Sans CJK TC Regular" svg:font-family="'Noto Sans CJK TC Regular'" style:font-family-generic="swiss"/>
    <style:font-face style:name="Noto Sans Hebrew" svg:font-family="'Noto Sans Hebrew'" style:font-family-generic="swiss"/>
    <style:font-face style:name="ＭＳ 明朝" svg:font-family="'ＭＳ 明朝'" style:font-family-generic="swiss"/>
  </office:font-face-decls>
  <office:styles>
    <draw:opacity draw:name="Transparency_20_1" draw:display-name="Transparency 1" draw:style="axial" draw:start="95%" draw:end="10%" draw:angle="160deg" draw:border="40%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ＭＳ 明朝" style:font-size-asian="11pt" style:language-asian="ja" style:country-asian="JP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loext:opacity="0%" style:font-name="Calibri" fo:font-size="11pt" fo:language="en" fo:country="US" style:letter-kerning="false" style:font-name-asian="ＭＳ 明朝" style:font-size-asian="11pt" style:language-asian="ja" style:country-asian="JP" style:font-name-complex="Arial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mm" fo:margin-bottom="3.53m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Noto Sans" fo:font-family="'Noto Sans'" style:font-family-generic="swiss" fo:font-size="14pt" style:font-name-asian="Noto Sans CJK TC Regular" style:font-family-asian="'Noto Sans CJK TC Regular'" style:font-family-generic-asian="swiss" style:font-size-asian="14pt" style:font-name-complex="Noto Sans Hebrew" style:font-family-complex="'Noto Sans Hebrew'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style:font-name-asian="Noto Sans CJK TC Regular" style:font-family-asian="'Noto Sans CJK TC Regular'" style:font-family-generic-asian="swiss" style:font-size-asian="12pt" style:font-name-complex="Noto Sans Hebrew" style:font-family-complex="'Noto Sans Hebrew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Noto Sans" fo:font-family="'Noto Sans'" style:font-family-generic="swiss" fo:font-size="12pt" fo:font-style="italic" style:font-name-asian="Noto Sans CJK TC Regular" style:font-family-asian="'Noto Sans CJK TC Regular'" style:font-family-generic-asian="swiss" style:font-size-asian="12pt" style:font-style-asian="italic" style:font-name-complex="Noto Sans Hebrew" style:font-family-complex="'Noto Sans Hebrew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style:font-name-asian="Noto Sans CJK TC Regular" style:font-family-asian="'Noto Sans CJK TC Regular'" style:font-family-generic-asian="swiss" style:font-size-asian="12pt" style:font-name-complex="Noto Sans Hebrew" style:font-family-complex="'Noto Sans Hebrew'" style:font-family-generic-complex="swiss"/>
    </style:style>
    <style:style style:name="Frame_20_contents" style:display-name="Frame contents" style:family="paragraph" style:parent-style-name="Standard" style:class="extra"/>
    <style:style style:name="Default_20_Paragraph_20_Font_20__28_WW_29_" style:display-name="Default Paragraph Font (WW)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color-table loext:name="Office">
        <loext:color loext:name="dk1" loext:color="#000000"/>
        <loext:color loext:name="lt1" loext:color="#ffffff"/>
        <loext:color loext:name="dk2" loext:color="#1f497d"/>
        <loext:color loext:name="l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link" loext:color="#0000ff"/>
        <loext:color loext:name="folHlink" loext:color="#800080"/>
      </loext:color-table>
    </loext:theme>
  </office:styles>
  <office:automatic-styles>
    <style:page-layout style:name="Mpm1">
      <style:page-layout-properties fo:page-width="148.01mm" fo:page-height="104.78mm" style:num-format="1" style:print-orientation="landscape" fo:margin-top="5.01mm" fo:margin-bottom="5.01mm" fo:margin-left="5.01mm" fo:margin-right="5.01mm" style:writing-mode="lr-tb" style:layout-grid-color="#c0c0c0" style:layout-grid-lines="14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Regina Henschel</meta:initial-creator>
    <dc:creator>Regina Henschel</dc:creator>
    <meta:editing-cycles>4</meta:editing-cycles>
    <meta:creation-date>2023-03-07T11:11:00</meta:creation-date>
    <dc:date>2023-03-07T19:15:08.288000000</dc:date>
    <meta:editing-duration>PT13M45S</meta:editing-duration>
    <meta:generator>BCommitContinue/7.6.0.0.alpha0$Windows_X86_64 LibreOffice_project/00a602ca8e75ab5cf050e092289ef7165b343165</meta:generator>
    <meta:document-statistic meta:table-count="0" meta:image-count="0" meta:object-count="0" meta:page-count="1" meta:paragraph-count="0" meta:word-count="0" meta:character-count="0" meta:non-whitespace-character-count="0"/>
    <meta:user-defined meta:name="AppVersion">16.0000</meta:user-defined>
    <meta:template xlink:type="simple" xlink:actuate="onRequest" xlink:title="DinA6quer.dotx" xlink:href=""/>
  </office:meta>
</office:document-meta>
</file>